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8fb4e" officeooo:paragraph-rsid="0008fb4e"/>
    </style:style>
    <style:style style:name="P2" style:family="paragraph" style:parent-style-name="Standard">
      <style:text-properties fo:font-weight="bold" officeooo:rsid="000a6694" officeooo:paragraph-rsid="000a6694" style:font-weight-asian="bold" style:font-weight-complex="bold"/>
    </style:style>
    <style:style style:name="P3" style:family="paragraph" style:parent-style-name="Standard">
      <style:text-properties fo:font-weight="bold" officeooo:rsid="000dbc80" officeooo:paragraph-rsid="000dbc80" style:font-weight-asian="bold" style:font-weight-complex="bold"/>
    </style:style>
    <style:style style:name="P4" style:family="paragraph" style:parent-style-name="Standard">
      <style:text-properties fo:font-size="14pt" fo:font-weight="bold" officeooo:rsid="0008fb4e" officeooo:paragraph-rsid="0008fb4e" style:font-size-asian="14pt" style:font-weight-asian="bold" style:font-size-complex="14pt" style:font-weight-complex="bold"/>
    </style:style>
    <style:style style:name="P5" style:family="paragraph" style:parent-style-name="Standard">
      <style:text-properties officeooo:rsid="000a6694" officeooo:paragraph-rsid="000a6694"/>
    </style:style>
    <style:style style:name="P6" style:family="paragraph" style:parent-style-name="Standard">
      <style:text-properties officeooo:rsid="000c0ca4" officeooo:paragraph-rsid="000c0ca4"/>
    </style:style>
    <style:style style:name="P7" style:family="paragraph" style:parent-style-name="Standard">
      <style:text-properties officeooo:rsid="000d1063" officeooo:paragraph-rsid="000d1063"/>
    </style:style>
    <style:style style:name="P8" style:family="paragraph" style:parent-style-name="Standard">
      <style:text-properties officeooo:rsid="000dbc80" officeooo:paragraph-rsid="000dbc80"/>
    </style:style>
    <style:style style:name="P9" style:family="paragraph" style:parent-style-name="Standard">
      <style:text-properties officeooo:rsid="000f6700" officeooo:paragraph-rsid="000f6700"/>
    </style:style>
    <style:style style:name="P10" style:family="paragraph" style:parent-style-name="Standard">
      <style:text-properties officeooo:rsid="0011b906" officeooo:paragraph-rsid="0011b906"/>
    </style:style>
    <style:style style:name="P11" style:family="paragraph" style:parent-style-name="Standard">
      <style:text-properties officeooo:rsid="0013a1eb" officeooo:paragraph-rsid="0013a1eb"/>
    </style:style>
    <style:style style:name="P12" style:family="paragraph" style:parent-style-name="Standard" style:list-style-name="L1">
      <style:text-properties officeooo:rsid="0013a1eb" officeooo:paragraph-rsid="0013a1eb"/>
    </style:style>
    <style:style style:name="P13" style:family="paragraph" style:parent-style-name="Standard" style:list-style-name="L2">
      <style:text-properties officeooo:rsid="0013a1eb" officeooo:paragraph-rsid="0013a1eb"/>
    </style:style>
    <style:style style:name="P14" style:family="paragraph" style:parent-style-name="Standard" style:list-style-name="L1">
      <style:text-properties officeooo:rsid="00177a71" officeooo:paragraph-rsid="00177a71"/>
    </style:style>
    <style:style style:name="P15" style:family="paragraph" style:parent-style-name="Standard" style:list-style-name="L2">
      <style:text-properties officeooo:rsid="00166a8d" officeooo:paragraph-rsid="00166a8d"/>
    </style:style>
    <style:style style:name="P16" style:family="paragraph" style:parent-style-name="Standard" style:list-style-name="L2">
      <style:text-properties officeooo:rsid="0014edcd" officeooo:paragraph-rsid="0014edcd"/>
    </style:style>
    <style:style style:name="P17" style:family="paragraph" style:parent-style-name="Standard" style:list-style-name="L2">
      <style:text-properties officeooo:rsid="00162cf9" officeooo:paragraph-rsid="00162cf9"/>
    </style:style>
    <style:style style:name="P18" style:family="paragraph" style:parent-style-name="Standard" style:list-style-name="L3">
      <style:text-properties officeooo:rsid="0019cd76" officeooo:paragraph-rsid="0019cd76"/>
    </style:style>
    <style:style style:name="P19" style:family="paragraph" style:parent-style-name="Standard" style:list-style-name="L3">
      <style:text-properties officeooo:rsid="001a03ad" officeooo:paragraph-rsid="001a03ad"/>
    </style:style>
    <style:style style:name="P20" style:family="paragraph" style:parent-style-name="Standard" style:list-style-name="L3">
      <style:text-properties officeooo:rsid="001af0aa" officeooo:paragraph-rsid="001af0aa"/>
    </style:style>
    <style:style style:name="P21" style:family="paragraph" style:parent-style-name="Standard" style:list-style-name="L3">
      <style:text-properties officeooo:rsid="001c3146" officeooo:paragraph-rsid="001c3146"/>
    </style:style>
    <style:style style:name="P22" style:family="paragraph" style:parent-style-name="Standard" style:list-style-name="L3">
      <style:text-properties officeooo:rsid="001da4b5" officeooo:paragraph-rsid="001da4b5"/>
    </style:style>
    <style:style style:name="P23" style:family="paragraph" style:parent-style-name="Standard" style:list-style-name="L3">
      <style:text-properties officeooo:rsid="001f693d" officeooo:paragraph-rsid="001f693d"/>
    </style:style>
    <style:style style:name="P24" style:family="paragraph" style:parent-style-name="Standard" style:list-style-name="L3">
      <style:text-properties officeooo:rsid="002111cc" officeooo:paragraph-rsid="002111cc"/>
    </style:style>
    <style:style style:name="P25" style:family="paragraph" style:parent-style-name="Standard" style:list-style-name="L3">
      <style:text-properties officeooo:rsid="00213edf" officeooo:paragraph-rsid="00213edf"/>
    </style:style>
    <style:style style:name="P26" style:family="paragraph" style:parent-style-name="Standard" style:list-style-name="L3">
      <style:text-properties officeooo:rsid="002140b8" officeooo:paragraph-rsid="002140b8"/>
    </style:style>
    <style:style style:name="P27" style:family="paragraph" style:parent-style-name="Standard">
      <style:text-properties officeooo:rsid="000a6694" officeooo:paragraph-rsid="000a6694"/>
    </style:style>
    <style:style style:name="P28" style:family="paragraph" style:parent-style-name="Standard">
      <style:text-properties officeooo:rsid="00222845" officeooo:paragraph-rsid="00222845"/>
    </style:style>
    <style:style style:name="P29" style:family="paragraph" style:parent-style-name="Standard" style:list-style-name="L4">
      <style:text-properties officeooo:rsid="0023f110" officeooo:paragraph-rsid="0023f110"/>
    </style:style>
    <style:style style:name="P30" style:family="paragraph" style:parent-style-name="Standard" style:list-style-name="L4">
      <style:text-properties officeooo:rsid="002440dd" officeooo:paragraph-rsid="002440dd"/>
    </style:style>
    <style:style style:name="P31" style:family="paragraph" style:parent-style-name="Standard" style:list-style-name="L4">
      <style:text-properties officeooo:rsid="0025f446" officeooo:paragraph-rsid="0025f446"/>
    </style:style>
    <style:style style:name="P32" style:family="paragraph" style:parent-style-name="Standard" style:list-style-name="L4">
      <style:text-properties officeooo:rsid="00267ca4" officeooo:paragraph-rsid="00267ca4"/>
    </style:style>
    <style:style style:name="P33" style:family="paragraph" style:parent-style-name="Standard" style:list-style-name="L4">
      <style:text-properties officeooo:rsid="002836b0" officeooo:paragraph-rsid="002836b0"/>
    </style:style>
    <style:style style:name="T1" style:family="text">
      <style:text-properties officeooo:rsid="000dbc80"/>
    </style:style>
    <style:style style:name="T2" style:family="text">
      <style:text-properties officeooo:rsid="002440dd"/>
    </style:style>
    <style:style style:name="T3" style:family="text">
      <style:text-properties officeooo:rsid="00275df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Ascension: Adventure design document</text:p>
      <text:p text:style-name="P1"/>
      <text:p text:style-name="P6">Ascension: Adventure is a retro dungeon crawler and semi-sequel to Ascension.<text:line-break/><text:line-break/>Ascension: Adventure is based on the Collapsar engine which is based on Heroine Dusk by Clint Bellanger <text:a xlink:type="simple" xlink:href="http://clintbellanger.net/">http://clintbellanger.net</text:a></text:p>
      <text:p text:style-name="P1"/>
      <text:p text:style-name="P7">Ascension: Adventure is part of Project Halogen and this document will eventually evolve into the cfile for Ascension: Adventure.</text:p>
      <text:p text:style-name="P1"/>
      <text:p text:style-name="P2">Story</text:p>
      <text:p text:style-name="P5"/>
      <text:p text:style-name="P6">TODO: clean this up and revise this</text:p>
      <text:p text:style-name="P6"/>
      <text:p text:style-name="P6">It is five years after the people came down from the sky and changed everything you thought you knew. Some are already predicting that the Empire will collapse and kingdoms will fall. Some even say that magic will disappear.<text:line-break/><text:line-break/>You're an adventurer. You explore the unknown and you fight monsters. You're a good one, maybe even a great one. You've done some good and made a name for yourself.<text:line-break/><text:line-break/>Idarous, a town in Phellaes, needs your help. Something is grabbing people from the outlying villages at night. As soon as you hear it, you know there's more to it than monsters.<text:line-break/><text:line-break/>The day of the adventurer is coming to a close. But it's not over yet. You've got one last journey to make.</text:p>
      <text:p text:style-name="P5"/>
      <text:p text:style-name="P2">Setting</text:p>
      <text:p text:style-name="P5"/>
      <text:p text:style-name="P7">Ascension: Adventure is set on Rynn, a fantasy world that has recently encountered spacefaring humanity. It is set five years after contact <text:span text:style-name="T1">(c. 3E525/c. 2165CE), when new technology and new ideas are just starting to arrive on the planet. The old, fantastic adventure-friendly world still exists, but many are predicting that these days will soon be over. Tales of the wonders of Earth have replaced tales of heroes and adventurers as the idealistic stories. Quite literally, sci-fi is displacing fantasy.</text:span></text:p>
      <text:p text:style-name="P7"/>
      <text:p text:style-name="P9">Ascension: Adventure takes place in a small area of Phellaes. Phellaes is the Rynn equivalent of Greece (in fact it is populated with transplanted Greeks), with a very similar culture. The area in question is near the middle of the country, several kilometres inland. Idarous, a small town, is the central feature in the area. It is situated near the mountains and there are some caves and a lake in the area.</text:p>
      <text:p text:style-name="P7"/>
      <text:p text:style-name="P3">Characters</text:p>
      <text:p text:style-name="P8"/>
      <text:p text:style-name="P10">The Adventurer - </text:p>
      <text:p text:style-name="P5"/>
      <text:p text:style-name="P2">Locations</text:p>
      <text:p text:style-name="P5"/>
      <text:list xml:id="list571047793851728362" text:style-name="L3">
        <text:list-item>
          <text:p text:style-name="P18">Abandoned House</text:p>
        </text:list-item>
        <text:list-item>
          <text:p text:style-name="P18">Burned Village</text:p>
        </text:list-item>
        <text:list-item>
          <text:p text:style-name="P19"><text:soft-page-break/>Gardens of Stepanos</text:p>
        </text:list-item>
        <text:list-item>
          <text:p text:style-name="P20">Karpos Point</text:p>
        </text:list-item>
        <text:list-item>
          <text:p text:style-name="P21">Ouropolokis Fields (part I)</text:p>
        </text:list-item>
        <text:list-item>
          <text:p text:style-name="P22">Idarous Poulis</text:p>
        </text:list-item>
        <text:list-item>
          <text:p text:style-name="P21">Ouropolokis Fields (part II)</text:p>
        </text:list-item>
        <text:list-item>
          <text:p text:style-name="P24">Ouropolokis Forest</text:p>
        </text:list-item>
        <text:list-item>
          <text:p text:style-name="P23">Abandoned Temple</text:p>
        </text:list-item>
        <text:list-item>
          <text:p text:style-name="P25">Hades Emerging</text:p>
        </text:list-item>
        <text:list-item>
          <text:p text:style-name="P26">Caves of Epikros</text:p>
        </text:list-item>
      </text:list>
      <text:p text:style-name="P5"/>
      <text:p text:style-name="P2">Enemies</text:p>
      <text:p text:style-name="P5"/>
      <text:p text:style-name="P28">there should be 8 enemies</text:p>
      <text:list xml:id="list3999485964922234804" text:style-name="L4">
        <text:list-item>
          <text:p text:style-name="P30">Slime – a gelatinous lifeform similar to jellyfish, but amphibious</text:p>
        </text:list-item>
        <text:list-item>
          <text:p text:style-name="P29">Giant Rat – <text:span text:style-name="T2">technically not a rodent, but similar looking</text:span></text:p>
        </text:list-item>
        <text:list-item>
          <text:p text:style-name="P32">Cave Bat – technically not a bat, but similar looking</text:p>
        </text:list-item>
        <text:list-item>
          <text:p text:style-name="P31">Highwayman – <text:span text:style-name="T3">p</text:span>etty criminal who robs travellers.</text:p>
        </text:list-item>
        <text:list-item>
          <text:p text:style-name="P33">Creeper – a kidnapped villager fried by drugs</text:p>
        </text:list-item>
        <text:list-item>
          <text:p text:style-name="P29">Berserker – a kidnapped villager whacked out on drugs</text:p>
        </text:list-item>
        <text:list-item>
          <text:p text:style-name="P29">Cultist – a magic-using Disciple of Hades member</text:p>
        </text:list-item>
        <text:list-item>
          <text:p text:style-name="P29">Cult Leader – Boss character. Leader of Disciples of Hades.</text:p>
        </text:list-item>
      </text:list>
      <text:p text:style-name="P5"/>
      <text:p text:style-name="P2">Weapons</text:p>
      <text:p text:style-name="P5"/>
      <text:p text:style-name="P11">should be 8 in total</text:p>
      <text:list xml:id="list7554972090344210177" text:style-name="L1">
        <text:list-item>
          <text:p text:style-name="P12">Bare Fists</text:p>
        </text:list-item>
        <text:list-item>
          <text:p text:style-name="P14">Wood Stick</text:p>
        </text:list-item>
        <text:list-item>
          <text:p text:style-name="P14">Hunting Knife</text:p>
        </text:list-item>
        <text:list-item>
          <text:p text:style-name="P14">Short Sword</text:p>
        </text:list-item>
        <text:list-item>
          <text:p text:style-name="P14">Claymore Sword</text:p>
        </text:list-item>
        <text:list-item>
          <text:p text:style-name="P14">Dwarven Sword</text:p>
        </text:list-item>
        <text:list-item>
          <text:p text:style-name="P14">Force Blade</text:p>
        </text:list-item>
        <text:list-item>
          <text:p text:style-name="P14">Monomolecular Spike</text:p>
        </text:list-item>
      </text:list>
      <text:p text:style-name="P5"/>
      <text:p text:style-name="P2">Armor</text:p>
      <text:p text:style-name="P11"/>
      <text:p text:style-name="P11">should be 8 in total</text:p>
      <text:list xml:id="list6851461416962608121" text:style-name="L2">
        <text:list-item>
          <text:p text:style-name="P13">No Clothing</text:p>
        </text:list-item>
        <text:list-item>
          <text:p text:style-name="P13">Peasant Tunic</text:p>
        </text:list-item>
        <text:list-item>
          <text:p text:style-name="P15">Woven Tunic</text:p>
        </text:list-item>
        <text:list-item>
          <text:p text:style-name="P16">Linen Armor</text:p>
        </text:list-item>
        <text:list-item>
          <text:p text:style-name="P16">Leather Armor</text:p>
        </text:list-item>
        <text:list-item>
          <text:p text:style-name="P17">Coat of Mail</text:p>
        </text:list-item>
        <text:list-item>
          <text:p text:style-name="P17">Plate Armor</text:p>
        </text:list-item>
        <text:list-item>
          <text:p text:style-name="P16">Wyvern Mk IV</text:p>
        </text:list-item>
      </text:list>
      <text:p text:style-name="P5"/>
      <text:p text:style-name="P2">Abilities</text:p>
      <text:p text:style-name="P5"/>
      <text:p text:style-name="P5"><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14T17:55:36.712000000</meta:creation-date>
    <dc:date>2014-06-14T20:08:26.942000000</dc:date>
    <meta:editing-duration>PT1H33M33S</meta:editing-duration>
    <meta:editing-cycles>32</meta:editing-cycles>
    <meta:generator>LibreOffice/4.1.4.2$Windows_x86 LibreOffice_project/0a0440ccc0227ad9829de5f46be37cfb6edcf72</meta:generator>
    <meta:document-statistic meta:table-count="0" meta:image-count="0" meta:object-count="0" meta:page-count="3" meta:paragraph-count="54" meta:word-count="521" meta:character-count="3018" meta:non-whitespace-character-count="2573"/>
  </office:meta>
</office:document-meta>
</file>